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f96" officeooo:paragraph-rsid="00101f96"/>
    </style:style>
    <style:style style:name="P2" style:family="paragraph" style:parent-style-name="Standard">
      <style:text-properties fo:color="#c9211e" officeooo:rsid="00101f96" officeooo:paragraph-rsid="00101f96"/>
    </style:style>
    <style:style style:name="P3" style:family="paragraph" style:parent-style-name="Standard">
      <style:text-properties fo:color="#c9211e" officeooo:rsid="00143c61" officeooo:paragraph-rsid="00143c61"/>
    </style:style>
    <style:style style:name="T1" style:family="text">
      <style:text-properties officeooo:rsid="0011543b"/>
    </style:style>
    <style:style style:name="T2" style:family="text">
      <style:text-properties officeooo:rsid="0013e0ba"/>
    </style:style>
    <style:style style:name="T3" style:family="text">
      <style:text-properties officeooo:rsid="00143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Video 1 : Introduction</text:p>
      <text:p text:style-name="P3"/>
      <text:p text:style-name="P3">Video 2 :</text:p>
      <text:p text:style-name="P2"># writing <text:span text:style-name="T1">data to </text:span>csv files <text:s/>using <text:span text:style-name="T3">python’s </text:span>csv <text:span text:style-name="T2">module</text:span> .</text:p>
      <text:p text:style-name="P3">#Reading data from csv file using python’s csv module .</text:p>
      <text:p text:style-name="P3"/>
      <text:p text:style-name="P3">Video 3 :</text:p>
      <text:p text:style-name="P3"># Dumping csv file data to s3 and returning data in list of dicts using lambda function .</text:p>
      <text:p text:style-name="P3"/>
      <text:p text:style-name="P3"/>
      <text:p text:style-name="P3"><text:s/></text:p>
      <text:p text:style-name="P2"/>
      <text:p text:style-name="P3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c9211e" officeooo:rsid="00101f96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1T05:41:00.691215042</meta:creation-date>
    <meta:generator>LibreOffice/6.4.7.2$Linux_X86_64 LibreOffice_project/40$Build-2</meta:generator>
    <dc:date>2023-10-21T12:01:25.968679161</dc:date>
    <meta:editing-duration>PT6H20M25S</meta:editing-duration>
    <meta:editing-cycles>4</meta:editing-cycles>
    <meta:document-statistic meta:table-count="0" meta:image-count="0" meta:object-count="0" meta:page-count="1" meta:paragraph-count="7" meta:word-count="49" meta:character-count="241" meta:non-whitespace-character-count="196"/>
  </office:meta>
</office:document-meta>
</file>